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bf64f" officeooo:paragraph-rsid="000bf64f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paragraph-rsid="000f7c6d"/>
    </style:style>
    <style:style style:name="P10" style:family="paragraph" style:parent-style-name="Table_20_Contents">
      <style:paragraph-properties fo:margin-top="0cm" fo:margin-bottom="0cm" loext:contextual-spacing="false"/>
      <style:text-properties officeooo:rsid="00125a1e" officeooo:paragraph-rsid="00125a1e"/>
    </style:style>
    <style:style style:name="P11" style:family="paragraph" style:parent-style-name="Preformatted_20_Text">
      <style:paragraph-properties fo:widows="1"/>
      <style:text-properties officeooo:rsid="00122d92" officeooo:paragraph-rsid="00122d9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64f"/>
    </style:style>
    <style:style style:name="T4" style:family="text">
      <style:text-properties officeooo:rsid="000c2fd0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f7c6d"/>
    </style:style>
    <style:style style:name="T7" style:family="text">
      <style:text-properties fo:font-variant="normal" fo:text-transform="none" fo:color="#000000" fo:letter-spacing="normal" fo:font-style="normal" fo:font-weight="normal" officeooo:rsid="0010f8c6"/>
    </style:style>
    <style:style style:name="T8" style:family="text">
      <style:text-properties officeooo:rsid="000f7c6d"/>
    </style:style>
    <style:style style:name="T9" style:family="text">
      <style:text-properties officeooo:rsid="0010f8c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100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8">E</text:span><text:span text:style-name="T5">l programa crea 2 archivos (archivo1 y archivo2) y les asigna los siguientes permisos</text:span></text:p>
            <text:p text:style-name="P11"><text:span text:style-name="T6">----r-S--- 1 dave95 root <text:s text:c="3"/>0 nov 10 15:57 archivo1</text:span></text:p>
            <text:p text:style-name="P11"><text:span text:style-name="T6">-rwxrw-r-- 1 dave95 root <text:s text:c="3"/>0 nov 10 15:57 archivo2</text:span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// ================================================= //</text:p>
            <text:p text:style-name="P10">//<text:tab/><text:tab/> <text:s text:c="3"/>ejercicio2.c <text:s text:c="3"/><text:tab/><text:tab/> <text:s text:c="4"/>//</text:p>
            <text:p text:style-name="P10">//Realiza un programa en C por el cambio de permisos //</text:p>
            <text:p text:style-name="P10">//- pathname como argumento per il fichero<text:tab/> <text:s text:c="4"/>//</text:p>
            <text:p text:style-name="P10">//- octal de 4 digitos per los permisos <text:s text:c="13"/>//</text:p>
            <text:p text:style-name="P10">// ================================================= //</text:p>
            <text:p text:style-name="P10"/>
            <text:p text:style-name="P10">#include&lt;sys/types.h&gt;<text:tab/>//Primitive system data types for abstraction of implementation-dependent data types.</text:p>
            <text:p text:style-name="P10">#include&lt;unistd.h&gt;<text:tab/>//POSIX Standard: 2.10 Symbolic Constants</text:p>
            <text:p text:style-name="P10">#include&lt;sys/stat.h&gt;</text:p>
            <text:p text:style-name="P10">#include&lt;fcntl.h&gt;<text:tab/>//Needed for open</text:p>
            <text:p text:style-name="P10">#include&lt;stdio.h&gt;</text:p>
            <text:p text:style-name="P10">#include&lt;errno.h&gt;</text:p>
            <text:p text:style-name="P10">#include&lt;stdlib.h&gt;</text:p>
            <text:p text:style-name="P10"/>
            <text:p text:style-name="P10"/>
            <text:p text:style-name="P10">int main(int argc, char *argv[]){</text:p>
            <text:p text:style-name="P10"><text:tab/>struct stat atributos;</text:p>
            <text:p text:style-name="P10"><text:tab/></text:p>
            <text:p text:style-name="P10"><text:tab/>struct dirent *fichero;</text:p>
            <text:p text:style-name="P10"><text:s text:c="8"/>DIR *dirp;</text:p>
            <text:p text:style-name="P10"/>
            <text:p text:style-name="P10"><text:s text:c="8"/>int chmod_result, permisos_antiguos, permisos_nuevos;</text:p>
            <text:p text:style-name="P10"/>
            <text:p text:style-name="P10"/>
            <text:p text:style-name="P10"><text:tab/>//ABERTURA DEL DIRECTORIO</text:p>
            <text:p text:style-name="P10"><text:tab/>dirp = opendir(argv[1]);</text:p>
            <text:p text:style-name="P10"><text:tab/>if (dirp == NULL){</text:p>
            <text:p text:style-name="P10"><text:s text:c="17"/>printf("Error: No se puede abrir el directorio: %s\n",argv[1]);</text:p>
            <text:p text:style-name="P10"><text:s text:c="17"/>exit(2);</text:p>
            <text:p text:style-name="P10"><text:s text:c="8"/>}</text:p>
            <text:p text:style-name="P10"/>
            <text:p text:style-name="P10"><text:tab/>while ((fichero = readdir(dirp)) != NULL){</text:p>
            <text:p text:style-name="P10"><text:tab/><text:tab/>//CAMBIO DE PERMISOS</text:p>
            <text:p text:style-name="P10"><text:tab/><text:tab/>chdir(argv[1]);</text:p>
            <text:p text:style-name="P10"><text:tab/><text:tab/></text:p>
            <text:p text:style-name="P10"><text:tab/><text:tab/>//comprobamos si puedo acceder al dicho fichero (d_name) en el directorio y a su atributos (almacenados en &amp;atributos)</text:p>
            <text:p text:style-name="P10"><text:s text:c="16"/>if(stat(fichero-&gt;d_name,&amp;atributos) &lt; 0) {</text:p>
            <text:p text:style-name="P10"><text:s text:c="24"/>printf("Error al intentar acceder a los atributos de %s\n",fichero-&gt;d_name);</text:p>
            <text:p text:style-name="P10"/>
            <text:p text:style-name="P10"><text:s text:c="16"/>} else {</text:p>
            <text:p text:style-name="P10"><text:soft-page-break/></text:p>
            <text:p text:style-name="P10"><text:s text:c="24"/>//Si se puede, comprobamos que no es un directorio (tampoco . y ..)</text:p>
            <text:p text:style-name="P10"><text:s text:c="24"/>if(!S_ISDIR(atributos.st_mode)){</text:p>
            <text:p text:style-name="P10"/>
            <text:p text:style-name="P10"><text:s text:c="32"/>//Asignamos permisos_nuevos</text:p>
            <text:p text:style-name="P10"><text:s text:c="32"/>permisos_nuevos = strtol(argv[2], 0, 8) &amp; 0777;</text:p>
            <text:p text:style-name="P10"/>
            <text:p text:style-name="P10"><text:s text:c="32"/>//Guardamos permisos_antiguos</text:p>
            <text:p text:style-name="P10"><text:s text:c="32"/>permisos_antiguos = atributos.st_mode &amp; 0777;</text:p>
            <text:p text:style-name="P10"/>
            <text:p text:style-name="P10"><text:s text:c="32"/>//Cambio de permisos!</text:p>
            <text:p text:style-name="P10"><text:s text:c="32"/>chmod_result = chmod(fichero-&gt;d_name, permisos_nuevos);</text:p>
            <text:p text:style-name="P10"/>
            <text:p text:style-name="P10"><text:tab/><text:tab/><text:tab/><text:tab/>//Comprobamos si el cambio se ha realizado</text:p>
            <text:p text:style-name="P10"><text:s text:c="32"/>if(chmod_result &lt; 0) {</text:p>
            <text:p text:style-name="P10"/>
            <text:p text:style-name="P10"><text:s text:c="40"/>//Error nel cambio de permisos</text:p>
            <text:p text:style-name="P10"><text:s text:c="40"/>printf("%s : \t%d \t%o\n", fichero-&gt;d_name,chmod_result, permisos_antiguos);</text:p>
            <text:p text:style-name="P10"><text:s text:c="40"/>exit(-1); </text:p>
            <text:p text:style-name="P10"/>
            <text:p text:style-name="P10"><text:s text:c="32"/>} else {</text:p>
            <text:p text:style-name="P10"><text:s text:c="40"/>//Se han cambiado los permisos, usamos %o para que muestre el valor octal</text:p>
            <text:p text:style-name="P10"><text:s text:c="40"/>printf("%s : \t%o \t%o\n", fichero-&gt;d_name, permisos_antiguos, permisos_nuevos);</text:p>
            <text:p text:style-name="P10"/>
            <text:p text:style-name="P10"><text:s text:c="32"/>}</text:p>
            <text:p text:style-name="P10"><text:s text:c="24"/>};</text:p>
            <text:p text:style-name="P10"><text:s text:c="16"/>}</text:p>
            <text:p text:style-name="P10"><text:s text:c="8"/>}</text:p>
            <text:p text:style-name="P10"><text:s/></text:p>
            <text:p text:style-name="P10"><text:s text:c="8"/>//CERRO EL DIRECTORIO</text:p>
            <text:p text:style-name="P10"><text:s text:c="8"/>closedir(dirp);</text:p>
            <text:p text:style-name="P10"/>
            <text:p text:style-name="P10"><text:s text:c="8"/>return 0; </text:p>
            <text:p text:style-name="P10">}</text:p>
            <text:p text:style-name="P10"/>
            <text:p text:style-name="P10">// ================================================= //</text:p>
            <text:p text:style-name="P10">//<text:tab/><text:tab/> <text:s text:c="3"/>Fine ejercicio2.c <text:s/><text:tab/><text:tab/> <text:s text:c="4"/>//</text:p>
            <text:p text:style-name="P10">// ================================================= //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10T16:42:27.066847209</dc:date>
    <meta:print-date>2011-10-06T10:39:21</meta:print-date>
    <meta:editing-cycles>190</meta:editing-cycles>
    <meta:editing-duration>PT22H22M49S</meta:editing-duration>
    <meta:document-statistic meta:table-count="9" meta:image-count="1" meta:object-count="0" meta:page-count="3" meta:paragraph-count="80" meta:word-count="422" meta:character-count="3834" meta:non-whitespace-character-count="2684"/>
    <meta:user-defined meta:name="Información 1"/>
    <meta:user-defined meta:name="Información 2"/>
    <meta:user-defined meta:name="Información 3"/>
    <meta:user-defined meta:name="Información 4"/>
  </office:meta>
</office:document-meta>
</file>